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otal Length</text:p>
          </table:table-cell>
          <table:table-cell office:value-type="string" calcext:value-type="string">
            <text:p>Wheel Side</text:p>
          </table:table-cell>
          <table:table-cell office:value-type="string" calcext:value-type="string">
            <text:p>Flat Side</text:p>
          </table:table-cell>
          <table:table-cell office:value-type="string" calcext:value-type="string">
            <text:p>Full Round</text:p>
          </table:table-cell>
        </table:table-row>
        <table:table-row table:style-name="ro1">
          <table:table-cell table:formula="of:=2*(PI()*[.B2]/2+[.C2])" office:value-type="float" office:value="202.014150222053" calcext:value-type="float">
            <text:p>202.014150222053</text:p>
          </table:table-cell>
          <table:table-cell office:value-type="float" office:value="34" calcext:value-type="float">
            <text:p>34</text:p>
          </table:table-cell>
          <table:table-cell office:value-type="float" office:value="47.6" calcext:value-type="float">
            <text:p>47.6</text:p>
          </table:table-cell>
          <table:table-cell table:formula="of:=[.A2]/(2*PI())" office:value-type="float" office:value="32.1515505823484" calcext:value-type="float">
            <text:p>32.1515505823484</text:p>
          </table:table-cell>
        </table:table-row>
        <table:table-row table:style-name="ro1">
          <table:table-cell table:formula="of:=2*(PI()*[.B3]/2+[.C3])" office:value-type="float" office:value="206.814150222053" calcext:value-type="float">
            <text:p>206.814150222053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formula="of:=[.A3]/(2*PI())" office:value-type="float" office:value="32.9154943091895" calcext:value-type="float">
            <text:p>32.91549430918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20:56:04.333000000</meta:creation-date>
    <dc:date>2023-11-01T21:19:22.197000000</dc:date>
    <meta:editing-duration>PT23M19S</meta:editing-duration>
    <meta:editing-cycles>1</meta:editing-cycles>
    <meta:document-statistic meta:table-count="1" meta:cell-count="12" meta:object-count="0"/>
    <meta:generator>LibreOffice/7.5.5.2$Windows_X86_64 LibreOffice_project/ca8fe7424262805f223b9a2334bc7181abbcbf5e</meta:generator>
  </office:meta>
</office:document-meta>
</file>